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beration Sans" fo:font-size="28pt" fo:font-weight="bold" officeooo:rsid="0037f2f5" officeooo:paragraph-rsid="0037f2f5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Text_20_body" style:list-style-name="L1">
      <style:text-properties officeooo:paragraph-rsid="0053fb1d"/>
    </style:style>
    <style:style style:name="P3" style:family="paragraph" style:parent-style-name="Text_20_body" style:list-style-name="L1">
      <style:text-properties officeooo:rsid="00382b6e" officeooo:paragraph-rsid="00382b6e"/>
    </style:style>
    <style:style style:name="P4" style:family="paragraph" style:parent-style-name="Text_20_body" style:list-style-name="L1">
      <style:text-properties officeooo:rsid="0038ec21" officeooo:paragraph-rsid="0038ec21"/>
    </style:style>
    <style:style style:name="P5" style:family="paragraph" style:parent-style-name="Text_20_body" style:list-style-name="L1">
      <style:text-properties officeooo:rsid="0039b20a" officeooo:paragraph-rsid="0039b20a"/>
    </style:style>
    <style:style style:name="P6" style:family="paragraph" style:parent-style-name="Text_20_body" style:list-style-name="L1">
      <style:text-properties officeooo:rsid="003c75e4" officeooo:paragraph-rsid="003c75e4"/>
    </style:style>
    <style:style style:name="P7" style:family="paragraph" style:parent-style-name="Text_20_body" style:list-style-name="L1">
      <style:text-properties officeooo:rsid="004120fe" officeooo:paragraph-rsid="004120fe"/>
    </style:style>
    <style:style style:name="P8" style:family="paragraph" style:parent-style-name="Text_20_body" style:list-style-name="L1">
      <style:text-properties style:font-name="Liberation Serif" officeooo:paragraph-rsid="004351ce"/>
    </style:style>
    <style:style style:name="P9" style:family="paragraph" style:parent-style-name="Text_20_body" style:list-style-name="L1">
      <style:text-properties style:font-name="Liberation Serif" officeooo:rsid="004351ce" officeooo:paragraph-rsid="00438b93"/>
    </style:style>
    <style:style style:name="P10" style:family="paragraph" style:parent-style-name="Text_20_body" style:list-style-name="L1">
      <style:text-properties fo:font-variant="normal" fo:text-transform="none" fo:color="#1d1c1d" style:font-name="Liberation Serif" fo:font-size="11.25pt" fo:letter-spacing="normal" fo:font-style="normal" fo:font-weight="normal" officeooo:rsid="0043dcb0" officeooo:paragraph-rsid="0043dcb0"/>
    </style:style>
    <style:style style:name="P11" style:family="paragraph" style:parent-style-name="Text_20_body" style:list-style-name="L1">
      <style:text-properties officeooo:rsid="0052e545" officeooo:paragraph-rsid="0052e545"/>
    </style:style>
    <style:style style:name="P12" style:family="paragraph" style:parent-style-name="Text_20_body" style:list-style-name="L1">
      <style:text-properties officeooo:rsid="0053fb1d" officeooo:paragraph-rsid="0053fb1d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b2e45" officeooo:paragraph-rsid="004b2e45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c87d2" officeooo:paragraph-rsid="004c87d2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font-name="Liberation Serif" officeooo:rsid="004d5ed8" officeooo:paragraph-rsid="004d5ed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3dcb0" officeooo:paragraph-rsid="0043dcb0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50106" officeooo:paragraph-rsid="00450106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6958d" officeooo:paragraph-rsid="0046958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38b93" officeooo:paragraph-rsid="00438b93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38b93" officeooo:paragraph-rsid="0049c271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3bf96" officeooo:paragraph-rsid="0043bf96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4f63e7" officeooo:paragraph-rsid="004f63e7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550a1d" officeooo:paragraph-rsid="00550a1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57b84e" officeooo:paragraph-rsid="0057b84e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1d1c1d" style:font-name="Liberation Serif" fo:font-size="11.25pt" fo:letter-spacing="normal" fo:font-style="normal" fo:font-weight="normal" officeooo:rsid="0059780d" officeooo:paragraph-rsid="0059780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paragraph-rsid="0046958d"/>
    </style:style>
    <style:style style:name="T1" style:family="text">
      <style:text-properties officeooo:rsid="003bae44"/>
    </style:style>
    <style:style style:name="T2" style:family="text">
      <style:text-properties officeooo:rsid="003f5a1f"/>
    </style:style>
    <style:style style:name="T3" style:family="text">
      <style:text-properties officeooo:rsid="004351ce"/>
    </style:style>
    <style:style style:name="T4" style:family="text">
      <style:text-properties fo:font-variant="normal" fo:text-transform="none" fo:color="#1d1c1d" fo:font-size="11.25pt" fo:letter-spacing="normal" fo:font-style="normal" fo:font-weight="normal"/>
    </style:style>
    <style:style style:name="T5" style:family="text">
      <style:text-properties fo:font-variant="normal" fo:text-transform="none" fo:color="#1d1c1d" fo:font-size="11.25pt" fo:letter-spacing="normal" fo:font-style="normal" fo:font-weight="normal" officeooo:rsid="00438b93"/>
    </style:style>
    <style:style style:name="T6" style:family="text">
      <style:text-properties fo:font-variant="normal" fo:text-transform="none" fo:color="#1d1c1d" fo:font-size="11.25pt" fo:letter-spacing="normal" fo:font-style="normal" fo:font-weight="normal" officeooo:rsid="004e6602"/>
    </style:style>
    <style:style style:name="T7" style:family="text">
      <style:text-properties fo:font-variant="normal" fo:text-transform="none" fo:color="#1d1c1d" style:font-name="Liberation Serif" fo:font-size="11.25pt" fo:letter-spacing="normal" fo:font-style="normal" fo:font-weight="normal" officeooo:rsid="0046958d"/>
    </style:style>
    <style:style style:name="T8" style:family="text">
      <style:text-properties fo:font-variant="normal" fo:text-transform="none" fo:color="#1d1c1d" style:font-name="Liberation Serif" fo:font-size="11.25pt" fo:letter-spacing="normal" fo:font-style="normal" fo:font-weight="normal" officeooo:rsid="00485074"/>
    </style:style>
    <style:style style:name="T9" style:family="text">
      <style:text-properties officeooo:rsid="0053fb1d"/>
    </style:style>
    <style:style style:name="T10" style:family="text">
      <style:text-properties style:font-name="Slack-Lato"/>
    </style:style>
    <style:style style:name="T11" style:family="text">
      <style:text-properties style:text-line-through-style="none" style:text-line-through-type="none" style:font-name="Slack-Lato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nbanken</text:p>
      <text:list xml:id="list2014867777" text:style-name="L1">
        <text:list-item>
          <text:p text:style-name="P3">SQL als standardisierte Abfragesprache</text:p>
        </text:list-item>
        <text:list-item>
          <text:p text:style-name="P4">JDBC = Java Database Connectivity</text:p>
          <text:list>
            <text:list-item>
              <text:p text:style-name="P11">Um Datenbankunabhängig zu sein</text:p>
            </text:list-item>
            <text:list-item>
              <text:p text:style-name="P11">Einheitliches Interface für das Java Programm</text:p>
            </text:list-item>
          </text:list>
        </text:list-item>
        <text:list-item>
          <text:p text:style-name="P5">Datenbanktreiber: Java Klassen <text:span text:style-name="T1">um mit der Datenbank zu sprechen</text:span></text:p>
          <text:list>
            <text:list-item>
              <text:p text:style-name="P6">per dependency in Maven einzubinden</text:p>
            </text:list-item>
            <text:list-item>
              <text:p text:style-name="P6">Type 1 - 4 Treiber (4 ist das beste: <text:span text:style-name="T2">Direkte Anbindung</text:span>)</text:p>
            </text:list-item>
            <text:list-item>
              <text:p text:style-name="P12">Type 1 driver: benötigt nativen Code und ODBC. Ist veraltet</text:p>
            </text:list-item>
            <text:list-item>
              <text:p text:style-name="P2"><text:span text:style-name="T9">Type 2: benötigt nativen Code und datenbankspezifische Treiber. Nicht benutzen</text:span></text:p>
            </text:list-item>
            <text:list-item>
              <text:p text:style-name="P12">Type 3: benutzt Java + eine Middleware. Die Middleware hat möglicherweise Abhängigkeiten zu nativen Komponenten.</text:p>
            </text:list-item>
            <text:list-item>
              <text:p text:style-name="P12">Type 4: Keine Abhängigkeiten</text:p>
            </text:list-item>
          </text:list>
        </text:list-item>
        <text:list-item>
          <text:p text:style-name="P7">MySQL: Oracle (nicht benutzen)</text:p>
        </text:list-item>
        <text:list-item>
          <text:p text:style-name="P7">MariaDB: empfohlen</text:p>
        </text:list-item>
        <text:list-item>
          <text:p text:style-name="P8"><text:span text:style-name="T3">Läuft der Service? </text:span></text:p>
        </text:list-item>
        <text:list-item>
          <text:p text:style-name="P10">Datentypen:</text:p>
          <text:list>
            <text:list-item>
              <text:p text:style-name="P16">TinyInt</text:p>
            </text:list-item>
            <text:list-item>
              <text:p text:style-name="P16">SmallInt</text:p>
            </text:list-item>
            <text:list-item>
              <text:p text:style-name="P16">Int</text:p>
            </text:list-item>
            <text:list-item>
              <text:p text:style-name="P16">BigInt</text:p>
            </text:list-item>
            <text:list-item>
              <text:p text:style-name="P17">Float</text:p>
            </text:list-item>
            <text:list-item>
              <text:p text:style-name="P17">Double</text:p>
            </text:list-item>
            <text:list-item>
              <text:p text:style-name="P17">Char (8Bit)</text:p>
              <text:list>
                <text:list-item>
                  <text:p text:style-name="P18">Länge muss vorher festgelegt werden, wird mit Whitespace aufgefüllt</text:p>
                </text:list-item>
              </text:list>
            </text:list-item>
            <text:list-item>
              <text:p text:style-name="P18">Varchar (so ähnlich wie char, aber ohne Whitespace)</text:p>
            </text:list-item>
            <text:list-item>
              <text:p text:style-name="P26"><text:span text:style-name="T7">Enum (</text:span><text:span text:style-name="T8">16 Bit</text:span><text:span text:style-name="T7">)</text:span></text:p>
            </text:list-item>
          </text:list>
        </text:list-item>
        <text:list-item>
          <text:p text:style-name="P9"><text:span text:style-name="T4">Befehle </text:span><text:span text:style-name="T5">immer mit ; beenden</text:span><text:span text:style-name="T4">:</text:span></text:p>
          <text:list>
            <text:list-item>
              <text:p text:style-name="P19">help</text:p>
            </text:list-item>
            <text:list-item>
              <text:p text:style-name="P20">exit</text:p>
            </text:list-item>
            <text:list-item>
              <text:p text:style-name="P19">show databases / tables</text:p>
            </text:list-item>
            <text:list-item>
              <text:p text:style-name="P21">use database &lt;name&gt;</text:p>
            </text:list-item>
            <text:list-item>
              <text:p text:style-name="P19">create database / table &lt;name&gt;</text:p>
            </text:list-item>
            <text:list-item>
              <text:p text:style-name="P19">drop database / table &lt;name&gt;</text:p>
            </text:list-item>
            <text:list-item>
              <text:p text:style-name="P13"><text:span text:style-name="T6">READ: </text:span><text:span text:style-name="T4">select * from &lt;name&gt;</text:span></text:p>
            </text:list-item>
            <text:list-item>
              <text:p text:style-name="P13"><text:span text:style-name="T6">CREATE: </text:span><text:span text:style-name="T4">insert into &lt;name&gt; (&lt;Spaltenname1&gt;, &lt;Spaltennamen&gt;) VALUES (Wert1, Wertn)</text:span></text:p>
            </text:list-item>
            <text:list-item>
              <text:p text:style-name="P14"><text:span text:style-name="T6">DELETE: </text:span><text:span text:style-name="T4">Delete from &lt;name&gt; : löscht alle Einträge</text:span></text:p>
            </text:list-item>
            <text:list-item>
              <text:p text:style-name="P15"><text:span text:style-name="T6">UPDATE: </text:span><text:span text:style-name="T4">Update &lt;name&gt; set &lt;Spaltenname1&gt;=5 where id=1</text:span></text:p>
            </text:list-item>
            <text:list-item>
              <text:p text:style-name="P22"><text:soft-page-break/>CREATE user ‚username‘</text:p>
            </text:list-item>
            <text:list-item>
              <text:p text:style-name="P22">GRANT ALL PRIVILEGES ON datenbankname.* TO &lt;username&gt;</text:p>
            </text:list-item>
            <text:list-item>
              <text:p text:style-name="P22">FLUSH PRIVILEGES</text:p>
            </text:list-item>
          </text:list>
        </text:list-item>
        <text:list-item>
          <text:p text:style-name="P23">JDBC besteht aus einem Treiber der vom Hersteller bereitgestellt wird</text:p>
          <text:list>
            <text:list-item>
              <text:p text:style-name="P23">dann wird eine CONNECTION aufgebaut</text:p>
              <text:list>
                <text:list-item>
                  <text:p text:style-name="P25">Connection String: jdbc:&lt;datenbanksoftwarename&gt;//&lt;ipadresse&gt;:&lt;port&gt;/&lt;dbname&gt;</text:p>
                </text:list-item>
                <text:list-item>
                  <text:p text:style-name="P25"><text:span text:style-name="T10">"jdbc:</text:span><text:a xlink:type="simple" xlink:href="mariadb://localhost:3306/test" office:target-frame-name="_blank" xlink:show="new" text:style-name="Internet_20_link" text:visited-style-name="Visited_20_Internet_20_Link"><text:span text:style-name="T11">mariadb://localhost:3306/test</text:span></text:a><text:span text:style-name="T10">"</text:span></text:p>
                </text:list-item>
                <text:list-item>
                  <text:p text:style-name="P25"><text:span text:style-name="T10">"jdbc:</text:span><text:a xlink:type="simple" xlink:href="mariadb://127.0.0.1/test" office:target-frame-name="_blank" xlink:show="new" text:style-name="Internet_20_link" text:visited-style-name="Visited_20_Internet_20_Link"><text:span text:style-name="T11">mariadb://127.0.0.1/test</text:span></text:a><text:span text:style-name="T10">?..."</text:span></text:p>
                </text:list-item>
              </text:list>
            </text:list-item>
            <text:list-item>
              <text:p text:style-name="P23">dann wird ein STATEMENT abgegeben</text:p>
            </text:list-item>
            <text:list-item>
              <text:p text:style-name="P23">dann kommt eine RESULTSET zurück</text:p>
              <text:list>
                <text:list-item>
                  <text:p text:style-name="P23">ResultSet besteht aus Zeilen</text:p>
                </text:list-item>
                <text:list-item>
                  <text:p text:style-name="P23">aus den Zeilen kann man die Spalten ablesen</text:p>
                </text:list-item>
                <text:list-item>
                  <text:p text:style-name="P24">ResultSetMetaData: Beschreibung des ResultSets (z.B. wieviele Spalten und Zeilen sind enthalten)</text:p>
                </text:list-item>
              </text:list>
            </text:list-item>
            <text:list-item>
              <text:p text:style-name="P25">ResultSet, Statement, Connection immer wieder schließen am Ende</text:p>
            </text:list-item>
          </text:list>
        </text:list-item>
        <text:list-item>
          <text:p text:style-name="P24">DatabaseMetaData: Informationen über die Datenbank (welche Tabellen, Spalten gibt es, …)</text:p>
        </text:list-item>
        <text:list-item>
          <text:p text:style-name="P24">PreparedStatement: Statt String mit SQL zu übergeben, nimmt man die Klasse PreparedStatement um z.B. SQLInjection zu verhindern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5-18T14:18:32.348046711</dc:date>
    <meta:editing-duration>PT12H47M54S</meta:editing-duration>
    <meta:editing-cycles>38</meta:editing-cycles>
    <meta:document-statistic meta:table-count="0" meta:image-count="0" meta:object-count="0" meta:page-count="2" meta:paragraph-count="54" meta:word-count="329" meta:character-count="2092" meta:non-whitespace-character-count="1868"/>
  </office:meta>
</office:document-meta>
</file>